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2.916664mm" fo:page-width="71.3091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stroke="solid" svg:stroke-color="#116b1c" draw:stroke-linejoin="round" svg:stroke-opacity="100.0%" svg:stroke-width="0.46302125mm"/>
    </style:style>
  </office:automatic-styles>
  <office:body>
    <office:drawing>
      <draw:page draw:master-page-name="Default" draw:name="page1" draw:style-name="DP1">
        <draw:g draw:id="svg1878">
          <draw:g draw:id="layer1">
            <draw:path svg:d="M 109.30817 0.0 L 0.0 109.30857 L 309.57208 418.88025 L 2.9689724 725.483 L 113.087006 835.6014 L 528.9983 419.6893 L 109.30817 0.0 z" svg:height="8.356014mm" draw:style-name="style-2" svg:viewBox="0.0 0.0 528.9983 835.6014" svg:width="5.289983mm" svg:x="0.2315104mm" svg:y="0.6708973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3311" draw:border="856.79224%" draw:display-name="gradient-1" draw:end-color="#2c9600" draw:name="gradient-1" draw:start-color="#80ff26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2.916664mm" fo:page-width="71.3091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